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02fd8" officeooo:paragraph-rsid="00002fd8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see bees <text:tab/><text:tab/>p.p. <text:s/>220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18:12:54.093423170</dc:date>
    <dc:creator>sehrguey </dc:creator>
    <meta:editing-duration>PT4M59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16" meta:word-count="101" meta:character-count="554" meta:non-whitespace-character-count="392"/>
  </office:meta>
</office:document-meta>
</file>